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537175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78aaf"/>
    </style:style>
    <style:style style:name="T8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 l</text:span>e : <text:text-input text:description="&lt;only_time2()&gt;">&lt;only_time2()&gt;</text:text-input><text:line-break/> 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 </text:span><text:span text:style-name="T6"><text:text-input text:description="&lt;o.bloc_agenda_id.ane_group_id.street2&gt;">&lt;o.bloc_agenda_id.ane_group_id.street2&gt;</text:text-input></text:span><text:span text:style-name="T6"><text:line-break/> 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/text:p>
      <text:p text:style-name="P11"><text:span text:style-name="T6"><text:text-input text:description="&lt;if test=&quot;o.ane_patient_call is True&quot;&gt;">&lt;if test="o.ane_patient_call is True"&gt;</text:text-input></text:span><text:span text:style-name="T6">Prendre rendez-vous auprés du secrétariat des anesthésistes :<text:line-break/><text:tab/>téléphone :<text:line-break/><text:tab/>lieu :</text:span><text:span text:style-name="T6"><text:text-input text:description="&lt;/if&gt;">&lt;/if&gt;</text:text-input></text:span><text:span text:style-name="T6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08:07.015699316</dc:date>
    <meta:editing-duration>PT11H47M53S</meta:editing-duration>
    <meta:editing-cycles>146</meta:editing-cycles>
    <meta:generator>LibreOffice/6.1.5.2$Linux_X86_64 LibreOffice_project/10$Build-2</meta:generator>
    <meta:document-statistic meta:table-count="0" meta:image-count="0" meta:object-count="0" meta:page-count="2" meta:paragraph-count="15" meta:word-count="197" meta:character-count="1235" meta:non-whitespace-character-count="1110"/>
  </office:meta>
</office:document-meta>
</file>